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1000001E0F42917A3.jpg"/>
  <manifest:file-entry manifest:media-type="image/png" manifest:full-path="Pictures/100002010000028900000054E1975021.png"/>
  <manifest:file-entry manifest:media-type="image/png" manifest:full-path="Pictures/1000000000000320000002585C39BAEF.png"/>
  <manifest:file-entry manifest:media-type="image/png" manifest:full-path="Pictures/1000020100000281000001CECA16B88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fill-color="#ffffff" draw:auto-grow-height="true" fo:min-height="2.843cm"/>
    </style:style>
    <style:style style:name="pr2" style:family="presentation" style:parent-style-name="lyt-blackandwhite-outline1">
      <style:graphic-properties draw:fill-color="#ffffff" fo:min-height="3.9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 xml:id="id1" draw:id="id1">
        <office:forms form:automatic-focus="false" form:apply-design-mode="false"/>
        <draw:frame presentation:style-name="pr1" draw:text-style-name="P1" draw:layer="layout" svg:width="23.5cm" svg:height="2.843cm" svg:x="2cm" svg:y="1.9cm" presentation:class="title">
          <draw:text-box>
            <text:p text:style-name="P1">JAVA IO</text:p>
          </draw:text-box>
        </draw:frame>
        <draw:frame presentation:style-name="pr2" draw:text-style-name="P1" draw:layer="layout" svg:width="24.599cm" svg:height="5.565cm" svg:x="2cm" svg:y="5.414cm" presentation:class="outline" presentation:user-transformed="true">
          <draw:text-box>
            <text:list text:style-name="L2">
              <text:list-item>
                <text:p text:style-name="P1">Todo dato tiene un origen de entrada o un destino de salida (convenientemente en inglés: I/O</text:p>
                <text:p text:style-name="P1"/>
              </text:list-item>
            </text:list>
          </draw:text-box>
        </draw:frame>
        <draw:frame draw:style-name="gr1" draw:text-style-name="P2" draw:layer="layout" svg:width="21.572cm" svg:height="4.221cm" svg:x="3.2cm" svg:y="10.6cm">
          <draw:image xlink:href="Pictures/100002010000028900000054E197502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 xml:id="id2" draw:id="id2">
        <office:forms form:automatic-focus="false" form:apply-design-mode="false"/>
        <draw:frame draw:style-name="gr1" draw:text-style-name="P2" draw:layer="layout" svg:width="26cm" svg:height="20cm" svg:x="1cm" svg:y="0.4cm" presentation:class="graphic" presentation:user-transformed="true">
          <draw:image xlink:href="Pictures/10000000000001D1000001E0F42917A3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 xml:id="id3" draw:id="id3">
        <office:forms form:automatic-focus="false" form:apply-design-mode="false"/>
        <draw:frame draw:style-name="gr1" draw:text-style-name="P2" draw:layer="layout" svg:width="25cm" svg:height="18.8cm" svg:x="1cm" svg:y="0.8cm" presentation:class="graphic" presentation:user-transformed="true">
          <draw:image xlink:href="Pictures/1000020100000281000001CECA16B88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Black and White</dc:title>
    <dc:description>Presentation Layout Template</dc:description>
    <meta:creation-date>2019-10-22T13:11:46.66</meta:creation-date>
    <dc:language>en-US</dc:language>
    <meta:editing-cycles>2</meta:editing-cycles>
    <meta:editing-duration>PT53M</meta:editing-duration>
    <meta:initial-creator>Krystian Cordero</meta:initial-creator>
    <dc:date>2019-10-22T15:07:19.14</dc:date>
    <dc:creator>Krystian Cordero</dc:creator>
    <meta:document-statistic meta:object-count="35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Program%20Files%20(x86)/OpenOffice%204/share/template/en-US/layout/lyt-blackandwhite.otp"/>
  </office:meta>
</office:document-meta>
</file>